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2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2:38 7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.01994" calcext:value-type="float">
            <text:p>700,01994</text:p>
          </table:table-cell>
          <table:table-cell office:value-type="float" office:value="3588" calcext:value-type="float">
            <text:p>3588</text:p>
          </table:table-cell>
          <table:table-cell office:value-type="float" office:value="1166" calcext:value-type="float">
            <text:p>1166</text:p>
          </table:table-cell>
          <table:table-cell table:number-columns-repeated="2"/>
          <table:table-cell table:formula="of:=AVERAGE([.C2:.C2010])" office:value-type="float" office:value="3629.11992619926" calcext:value-type="float">
            <text:p>3629,1199261993</text:p>
          </table:table-cell>
          <table:table-cell table:formula="of:=AVERAGE([.D2:.D2010])" office:value-type="float" office:value="1153.33025830258" calcext:value-type="float">
            <text:p>1153,3302583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332" calcext:value-type="float">
            <text:p>800,01332</text:p>
          </table:table-cell>
          <table:table-cell office:value-type="float" office:value="3630" calcext:value-type="float">
            <text:p>3630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table:formula="of:=COM.MICROSOFT.STDEV.P([.C2:.C2010])" office:value-type="float" office:value="14.9118693157169" calcext:value-type="float">
            <text:p>14,9118693157</text:p>
          </table:table-cell>
          <table:table-cell table:formula="of:=COM.MICROSOFT.STDEV.P([.D2:.D2010])" office:value-type="float" office:value="13.1418519481467" calcext:value-type="float">
            <text:p>13,14185194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868" calcext:value-type="float">
            <text:p>900,00868</text:p>
          </table:table-cell>
          <table:table-cell office:value-type="float" office:value="3614" calcext:value-type="float">
            <text:p>361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9678" calcext:value-type="float">
            <text:p>999,99678</text:p>
          </table:table-cell>
          <table:table-cell office:value-type="float" office:value="3617" calcext:value-type="float">
            <text:p>3617</text:p>
          </table:table-cell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1938" calcext:value-type="float">
            <text:p>1100,01938</text:p>
          </table:table-cell>
          <table:table-cell office:value-type="float" office:value="3617" calcext:value-type="float">
            <text:p>361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678" calcext:value-type="float">
            <text:p>1200,00678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638" calcext:value-type="float">
            <text:p>1299,99638</text:p>
          </table:table-cell>
          <table:table-cell office:value-type="float" office:value="3623" calcext:value-type="float">
            <text:p>362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1264" calcext:value-type="float">
            <text:p>1400,01264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387" calcext:value-type="float">
            <text:p>1500,0387</text:p>
          </table:table-cell>
          <table:table-cell office:value-type="float" office:value="3616" calcext:value-type="float">
            <text:p>3616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288" calcext:value-type="float">
            <text:p>1599,9928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648" calcext:value-type="float">
            <text:p>1699,99648</text:p>
          </table:table-cell>
          <table:table-cell office:value-type="float" office:value="3617" calcext:value-type="float">
            <text:p>3617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346" calcext:value-type="float">
            <text:p>1799,99346</text:p>
          </table:table-cell>
          <table:table-cell office:value-type="float" office:value="3616" calcext:value-type="float">
            <text:p>3616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744" calcext:value-type="float">
            <text:p>1899,99744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616" calcext:value-type="float">
            <text:p>1999,98616</text:p>
          </table:table-cell>
          <table:table-cell office:value-type="float" office:value="3611" calcext:value-type="float">
            <text:p>3611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36" calcext:value-type="float">
            <text:p>2099,9936</text:p>
          </table:table-cell>
          <table:table-cell office:value-type="float" office:value="3619" calcext:value-type="float">
            <text:p>3619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274" calcext:value-type="float">
            <text:p>2199,99274</text:p>
          </table:table-cell>
          <table:table-cell office:value-type="float" office:value="3614" calcext:value-type="float">
            <text:p>3614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372" calcext:value-type="float">
            <text:p>2300,0037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174" calcext:value-type="float">
            <text:p>2399,99174</text:p>
          </table:table-cell>
          <table:table-cell office:value-type="float" office:value="3617" calcext:value-type="float">
            <text:p>3617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646" calcext:value-type="float">
            <text:p>2499,99646</text:p>
          </table:table-cell>
          <table:table-cell office:value-type="float" office:value="3585" calcext:value-type="float">
            <text:p>3585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1922" calcext:value-type="float">
            <text:p>2600,01922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4158" calcext:value-type="float">
            <text:p>2700,04158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2352" calcext:value-type="float">
            <text:p>2800,02352</text:p>
          </table:table-cell>
          <table:table-cell office:value-type="float" office:value="3610" calcext:value-type="float">
            <text:p>361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556" calcext:value-type="float">
            <text:p>2899,99556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8898" calcext:value-type="float">
            <text:p>2999,9889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434" calcext:value-type="float">
            <text:p>3099,99434</text:p>
          </table:table-cell>
          <table:table-cell office:value-type="float" office:value="3643" calcext:value-type="float">
            <text:p>3643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9698" calcext:value-type="float">
            <text:p>3199,99698</text:p>
          </table:table-cell>
          <table:table-cell office:value-type="float" office:value="3617" calcext:value-type="float">
            <text:p>3617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1784" calcext:value-type="float">
            <text:p>3300,01784</text:p>
          </table:table-cell>
          <table:table-cell office:value-type="float" office:value="3606" calcext:value-type="float">
            <text:p>3606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762" calcext:value-type="float">
            <text:p>3399,99762</text:p>
          </table:table-cell>
          <table:table-cell office:value-type="float" office:value="3621" calcext:value-type="float">
            <text:p>3621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228" calcext:value-type="float">
            <text:p>3500,0228</text:p>
          </table:table-cell>
          <table:table-cell office:value-type="float" office:value="3611" calcext:value-type="float">
            <text:p>3611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0038" calcext:value-type="float">
            <text:p>3600,00038</text:p>
          </table:table-cell>
          <table:table-cell office:value-type="float" office:value="3646" calcext:value-type="float">
            <text:p>3646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4538" calcext:value-type="float">
            <text:p>3700,04538</text:p>
          </table:table-cell>
          <table:table-cell office:value-type="float" office:value="3614" calcext:value-type="float">
            <text:p>361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8752" calcext:value-type="float">
            <text:p>3799,98752</text:p>
          </table:table-cell>
          <table:table-cell office:value-type="float" office:value="3617" calcext:value-type="float">
            <text:p>3617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692" calcext:value-type="float">
            <text:p>3899,99692</text:p>
          </table:table-cell>
          <table:table-cell office:value-type="float" office:value="3617" calcext:value-type="float">
            <text:p>3617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966" calcext:value-type="float">
            <text:p>4000,0096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04" calcext:value-type="float">
            <text:p>4099,9904</text:p>
          </table:table-cell>
          <table:table-cell office:value-type="float" office:value="3618" calcext:value-type="float">
            <text:p>3618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59" calcext:value-type="float">
            <text:p>4200,0059</text:p>
          </table:table-cell>
          <table:table-cell office:value-type="float" office:value="3625" calcext:value-type="float">
            <text:p>3625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478" calcext:value-type="float">
            <text:p>4299,9947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562" calcext:value-type="float">
            <text:p>4399,9956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206" calcext:value-type="float">
            <text:p>4500,00206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102" calcext:value-type="float">
            <text:p>4600,00102</text:p>
          </table:table-cell>
          <table:table-cell office:value-type="float" office:value="3600" calcext:value-type="float">
            <text:p>3600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9526" calcext:value-type="float">
            <text:p>4699,99526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346" calcext:value-type="float">
            <text:p>4799,99346</text:p>
          </table:table-cell>
          <table:table-cell office:value-type="float" office:value="3604" calcext:value-type="float">
            <text:p>3604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134" calcext:value-type="float">
            <text:p>4900,00134</text:p>
          </table:table-cell>
          <table:table-cell office:value-type="float" office:value="3609" calcext:value-type="float">
            <text:p>3609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3366" calcext:value-type="float">
            <text:p>5000,03366</text:p>
          </table:table-cell>
          <table:table-cell office:value-type="float" office:value="3623" calcext:value-type="float">
            <text:p>3623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1524" calcext:value-type="float">
            <text:p>5100,0152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9452" calcext:value-type="float">
            <text:p>5199,9945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572" calcext:value-type="float">
            <text:p>5300,00572</text:p>
          </table:table-cell>
          <table:table-cell office:value-type="float" office:value="3615" calcext:value-type="float">
            <text:p>3615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1558" calcext:value-type="float">
            <text:p>5400,01558</text:p>
          </table:table-cell>
          <table:table-cell office:value-type="float" office:value="3619" calcext:value-type="float">
            <text:p>361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9184" calcext:value-type="float">
            <text:p>5499,9918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52" calcext:value-type="float">
            <text:p>5599,995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684" calcext:value-type="float">
            <text:p>5699,9968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1316" calcext:value-type="float">
            <text:p>5800,0131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4534" calcext:value-type="float">
            <text:p>5900,04534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1176" calcext:value-type="float">
            <text:p>6000,01176</text:p>
          </table:table-cell>
          <table:table-cell office:value-type="float" office:value="3623" calcext:value-type="float">
            <text:p>3623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151" calcext:value-type="float">
            <text:p>6100,0151</text:p>
          </table:table-cell>
          <table:table-cell office:value-type="float" office:value="3617" calcext:value-type="float">
            <text:p>3617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9048" calcext:value-type="float">
            <text:p>6199,99048</text:p>
          </table:table-cell>
          <table:table-cell office:value-type="float" office:value="3613" calcext:value-type="float">
            <text:p>361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188" calcext:value-type="float">
            <text:p>6299,99188</text:p>
          </table:table-cell>
          <table:table-cell office:value-type="float" office:value="3623" calcext:value-type="float">
            <text:p>3623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0714" calcext:value-type="float">
            <text:p>6400,00714</text:p>
          </table:table-cell>
          <table:table-cell office:value-type="float" office:value="3616" calcext:value-type="float">
            <text:p>3616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376" calcext:value-type="float">
            <text:p>6499,9937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933" calcext:value-type="float">
            <text:p>6599,9933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9652" calcext:value-type="float">
            <text:p>6699,99652</text:p>
          </table:table-cell>
          <table:table-cell office:value-type="float" office:value="3623" calcext:value-type="float">
            <text:p>3623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684" calcext:value-type="float">
            <text:p>6800,00684</text:p>
          </table:table-cell>
          <table:table-cell office:value-type="float" office:value="3649" calcext:value-type="float">
            <text:p>3649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224" calcext:value-type="float">
            <text:p>6899,99224</text:p>
          </table:table-cell>
          <table:table-cell office:value-type="float" office:value="3619" calcext:value-type="float">
            <text:p>3619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089" calcext:value-type="float">
            <text:p>7000,0089</text:p>
          </table:table-cell>
          <table:table-cell office:value-type="float" office:value="3619" calcext:value-type="float">
            <text:p>3619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4302" calcext:value-type="float">
            <text:p>7100,04302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138" calcext:value-type="float">
            <text:p>7199,9913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1452" calcext:value-type="float">
            <text:p>7300,0145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109" calcext:value-type="float">
            <text:p>7400,0109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905" calcext:value-type="float">
            <text:p>7500,0905</text:p>
          </table:table-cell>
          <table:table-cell office:value-type="float" office:value="3643" calcext:value-type="float">
            <text:p>3643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608" calcext:value-type="float">
            <text:p>7599,99608</text:p>
          </table:table-cell>
          <table:table-cell office:value-type="float" office:value="3611" calcext:value-type="float">
            <text:p>3611</text:p>
          </table:table-cell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0192" calcext:value-type="float">
            <text:p>7700,00192</text:p>
          </table:table-cell>
          <table:table-cell office:value-type="float" office:value="3648" calcext:value-type="float">
            <text:p>3648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8892" calcext:value-type="float">
            <text:p>7799,98892</text:p>
          </table:table-cell>
          <table:table-cell office:value-type="float" office:value="3641" calcext:value-type="float">
            <text:p>3641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9216" calcext:value-type="float">
            <text:p>7899,99216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0144" calcext:value-type="float">
            <text:p>8000,00144</text:p>
          </table:table-cell>
          <table:table-cell office:value-type="float" office:value="3617" calcext:value-type="float">
            <text:p>3617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9648" calcext:value-type="float">
            <text:p>8099,99648</text:p>
          </table:table-cell>
          <table:table-cell office:value-type="float" office:value="3617" calcext:value-type="float">
            <text:p>3617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1786" calcext:value-type="float">
            <text:p>8200,0178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976" calcext:value-type="float">
            <text:p>8300,0097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0632" calcext:value-type="float">
            <text:p>8400,0063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678" calcext:value-type="float">
            <text:p>8499,9967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126" calcext:value-type="float">
            <text:p>8599,99126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464" calcext:value-type="float">
            <text:p>8699,99464</text:p>
          </table:table-cell>
          <table:table-cell office:value-type="float" office:value="3617" calcext:value-type="float">
            <text:p>3617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526" calcext:value-type="float">
            <text:p>8799,9952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596" calcext:value-type="float">
            <text:p>8899,99596</text:p>
          </table:table-cell>
          <table:table-cell office:value-type="float" office:value="3637" calcext:value-type="float">
            <text:p>363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57" calcext:value-type="float">
            <text:p>8999,9957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8978" calcext:value-type="float">
            <text:p>9099,98978</text:p>
          </table:table-cell>
          <table:table-cell office:value-type="float" office:value="3648" calcext:value-type="float">
            <text:p>3648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768" calcext:value-type="float">
            <text:p>9199,9976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948" calcext:value-type="float">
            <text:p>9299,99948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1818" calcext:value-type="float">
            <text:p>9400,01818</text:p>
          </table:table-cell>
          <table:table-cell office:value-type="float" office:value="3592" calcext:value-type="float">
            <text:p>3592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9356" calcext:value-type="float">
            <text:p>9499,99356</text:p>
          </table:table-cell>
          <table:table-cell office:value-type="float" office:value="3621" calcext:value-type="float">
            <text:p>3621</text:p>
          </table:table-cell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9892" calcext:value-type="float">
            <text:p>9599,9989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8936" calcext:value-type="float">
            <text:p>9699,98936</text:p>
          </table:table-cell>
          <table:table-cell office:value-type="float" office:value="3617" calcext:value-type="float">
            <text:p>3617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59" calcext:value-type="float">
            <text:p>9800,0059</text:p>
          </table:table-cell>
          <table:table-cell office:value-type="float" office:value="3649" calcext:value-type="float">
            <text:p>3649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029" calcext:value-type="float">
            <text:p>9900,0029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504" calcext:value-type="float">
            <text:p>9999,9950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826" calcext:value-type="float">
            <text:p>10100,0826</text:p>
          </table:table-cell>
          <table:table-cell office:value-type="float" office:value="3617" calcext:value-type="float">
            <text:p>3617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8924" calcext:value-type="float">
            <text:p>10199,98924</text:p>
          </table:table-cell>
          <table:table-cell office:value-type="float" office:value="3623" calcext:value-type="float">
            <text:p>3623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9148" calcext:value-type="float">
            <text:p>10299,99148</text:p>
          </table:table-cell>
          <table:table-cell office:value-type="float" office:value="3640" calcext:value-type="float">
            <text:p>3640</text:p>
          </table:table-cell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9434" calcext:value-type="float">
            <text:p>10399,99434</text:p>
          </table:table-cell>
          <table:table-cell office:value-type="float" office:value="3611" calcext:value-type="float">
            <text:p>361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142" calcext:value-type="float">
            <text:p>10500,00142</text:p>
          </table:table-cell>
          <table:table-cell office:value-type="float" office:value="3623" calcext:value-type="float">
            <text:p>3623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001" calcext:value-type="float">
            <text:p>10600,0001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8802" calcext:value-type="float">
            <text:p>10699,9880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0964" calcext:value-type="float">
            <text:p>10800,00964</text:p>
          </table:table-cell>
          <table:table-cell office:value-type="float" office:value="3617" calcext:value-type="float">
            <text:p>3617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2422" calcext:value-type="float">
            <text:p>10900,0242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2276" calcext:value-type="float">
            <text:p>11000,02276</text:p>
          </table:table-cell>
          <table:table-cell office:value-type="float" office:value="3617" calcext:value-type="float">
            <text:p>3617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0656" calcext:value-type="float">
            <text:p>11100,0065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992" calcext:value-type="float">
            <text:p>11199,9899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2938" calcext:value-type="float">
            <text:p>11300,0293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3616" calcext:value-type="float">
            <text:p>11400,0361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1414" calcext:value-type="float">
            <text:p>11500,01414</text:p>
          </table:table-cell>
          <table:table-cell office:value-type="float" office:value="3619" calcext:value-type="float">
            <text:p>361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1928" calcext:value-type="float">
            <text:p>11600,01928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5742" calcext:value-type="float">
            <text:p>11700,05742</text:p>
          </table:table-cell>
          <table:table-cell office:value-type="float" office:value="3644" calcext:value-type="float">
            <text:p>3644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318" calcext:value-type="float">
            <text:p>11800,031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86" calcext:value-type="float">
            <text:p>11899,9986</text:p>
          </table:table-cell>
          <table:table-cell office:value-type="float" office:value="3650" calcext:value-type="float">
            <text:p>3650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1852" calcext:value-type="float">
            <text:p>12000,01852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394" calcext:value-type="float">
            <text:p>12100,00394</text:p>
          </table:table-cell>
          <table:table-cell office:value-type="float" office:value="3649" calcext:value-type="float">
            <text:p>364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1406" calcext:value-type="float">
            <text:p>12200,01406</text:p>
          </table:table-cell>
          <table:table-cell office:value-type="float" office:value="3619" calcext:value-type="float">
            <text:p>3619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002" calcext:value-type="float">
            <text:p>12300,0002</text:p>
          </table:table-cell>
          <table:table-cell office:value-type="float" office:value="3617" calcext:value-type="float">
            <text:p>3617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718" calcext:value-type="float">
            <text:p>12399,9971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32" calcext:value-type="float">
            <text:p>12499,993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112" calcext:value-type="float">
            <text:p>12600,00112</text:p>
          </table:table-cell>
          <table:table-cell office:value-type="float" office:value="3624" calcext:value-type="float">
            <text:p>362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286" calcext:value-type="float">
            <text:p>12699,99286</text:p>
          </table:table-cell>
          <table:table-cell office:value-type="float" office:value="3644" calcext:value-type="float">
            <text:p>3644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108" calcext:value-type="float">
            <text:p>12799,99108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1124" calcext:value-type="float">
            <text:p>12900,01124</text:p>
          </table:table-cell>
          <table:table-cell office:value-type="float" office:value="3636" calcext:value-type="float">
            <text:p>3636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462" calcext:value-type="float">
            <text:p>12999,99462</text:p>
          </table:table-cell>
          <table:table-cell office:value-type="float" office:value="3618" calcext:value-type="float">
            <text:p>3618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656" calcext:value-type="float">
            <text:p>13099,99656</text:p>
          </table:table-cell>
          <table:table-cell office:value-type="float" office:value="3640" calcext:value-type="float">
            <text:p>3640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156" calcext:value-type="float">
            <text:p>13200,0156</text:p>
          </table:table-cell>
          <table:table-cell office:value-type="float" office:value="3615" calcext:value-type="float">
            <text:p>3615</text:p>
          </table:table-cell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1642" calcext:value-type="float">
            <text:p>13300,01642</text:p>
          </table:table-cell>
          <table:table-cell office:value-type="float" office:value="3650" calcext:value-type="float">
            <text:p>3650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4716" calcext:value-type="float">
            <text:p>13400,04716</text:p>
          </table:table-cell>
          <table:table-cell office:value-type="float" office:value="3626" calcext:value-type="float">
            <text:p>3626</text:p>
          </table:table-cell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9234" calcext:value-type="float">
            <text:p>13499,99234</text:p>
          </table:table-cell>
          <table:table-cell office:value-type="float" office:value="3625" calcext:value-type="float">
            <text:p>3625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155" calcext:value-type="float">
            <text:p>13600,0155</text:p>
          </table:table-cell>
          <table:table-cell office:value-type="float" office:value="3619" calcext:value-type="float">
            <text:p>3619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9326" calcext:value-type="float">
            <text:p>13699,9932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636" calcext:value-type="float">
            <text:p>13799,98636</text:p>
          </table:table-cell>
          <table:table-cell office:value-type="float" office:value="3617" calcext:value-type="float">
            <text:p>3617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146" calcext:value-type="float">
            <text:p>13900,014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0196" calcext:value-type="float">
            <text:p>14000,00196</text:p>
          </table:table-cell>
          <table:table-cell office:value-type="float" office:value="3643" calcext:value-type="float">
            <text:p>3643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077" calcext:value-type="float">
            <text:p>14100,0077</text:p>
          </table:table-cell>
          <table:table-cell office:value-type="float" office:value="3625" calcext:value-type="float">
            <text:p>3625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686" calcext:value-type="float">
            <text:p>14199,99686</text:p>
          </table:table-cell>
          <table:table-cell office:value-type="float" office:value="3617" calcext:value-type="float">
            <text:p>3617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076" calcext:value-type="float">
            <text:p>14300,00076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986" calcext:value-type="float">
            <text:p>14399,98986</text:p>
          </table:table-cell>
          <table:table-cell office:value-type="float" office:value="3643" calcext:value-type="float">
            <text:p>3643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0892" calcext:value-type="float">
            <text:p>14500,00892</text:p>
          </table:table-cell>
          <table:table-cell office:value-type="float" office:value="3646" calcext:value-type="float">
            <text:p>3646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8476" calcext:value-type="float">
            <text:p>14599,98476</text:p>
          </table:table-cell>
          <table:table-cell office:value-type="float" office:value="3617" calcext:value-type="float">
            <text:p>3617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632" calcext:value-type="float">
            <text:p>14699,99632</text:p>
          </table:table-cell>
          <table:table-cell office:value-type="float" office:value="3650" calcext:value-type="float">
            <text:p>365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1252" calcext:value-type="float">
            <text:p>14800,01252</text:p>
          </table:table-cell>
          <table:table-cell office:value-type="float" office:value="3600" calcext:value-type="float">
            <text:p>3600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862" calcext:value-type="float">
            <text:p>14899,9886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463" calcext:value-type="float">
            <text:p>15000,0463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64" calcext:value-type="float">
            <text:p>15099,9864</text:p>
          </table:table-cell>
          <table:table-cell office:value-type="float" office:value="3625" calcext:value-type="float">
            <text:p>3625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1196" calcext:value-type="float">
            <text:p>15200,01196</text:p>
          </table:table-cell>
          <table:table-cell office:value-type="float" office:value="3643" calcext:value-type="float">
            <text:p>3643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0282" calcext:value-type="float">
            <text:p>15300,00282</text:p>
          </table:table-cell>
          <table:table-cell office:value-type="float" office:value="3645" calcext:value-type="float">
            <text:p>364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0408" calcext:value-type="float">
            <text:p>15400,00408</text:p>
          </table:table-cell>
          <table:table-cell office:value-type="float" office:value="3634" calcext:value-type="float">
            <text:p>363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5382" calcext:value-type="float">
            <text:p>15500,0538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83" calcext:value-type="float">
            <text:p>15600,0183</text:p>
          </table:table-cell>
          <table:table-cell office:value-type="float" office:value="3619" calcext:value-type="float">
            <text:p>361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576" calcext:value-type="float">
            <text:p>15699,99576</text:p>
          </table:table-cell>
          <table:table-cell office:value-type="float" office:value="3611" calcext:value-type="float">
            <text:p>3611</text:p>
          </table:table-cell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0196" calcext:value-type="float">
            <text:p>15800,00196</text:p>
          </table:table-cell>
          <table:table-cell office:value-type="float" office:value="3649" calcext:value-type="float">
            <text:p>3649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94" calcext:value-type="float">
            <text:p>15899,994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0894" calcext:value-type="float">
            <text:p>16000,0089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9464" calcext:value-type="float">
            <text:p>16099,99464</text:p>
          </table:table-cell>
          <table:table-cell office:value-type="float" office:value="3632" calcext:value-type="float">
            <text:p>3632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033" calcext:value-type="float">
            <text:p>16200,0033</text:p>
          </table:table-cell>
          <table:table-cell office:value-type="float" office:value="3608" calcext:value-type="float">
            <text:p>3608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044" calcext:value-type="float">
            <text:p>16299,99044</text:p>
          </table:table-cell>
          <table:table-cell office:value-type="float" office:value="3617" calcext:value-type="float">
            <text:p>3617</text:p>
          </table:table-cell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1728" calcext:value-type="float">
            <text:p>16400,01728</text:p>
          </table:table-cell>
          <table:table-cell office:value-type="float" office:value="3619" calcext:value-type="float">
            <text:p>3619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003" calcext:value-type="float">
            <text:p>16500,0003</text:p>
          </table:table-cell>
          <table:table-cell office:value-type="float" office:value="3651" calcext:value-type="float">
            <text:p>3651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9164" calcext:value-type="float">
            <text:p>16599,99164</text:p>
          </table:table-cell>
          <table:table-cell office:value-type="float" office:value="3643" calcext:value-type="float">
            <text:p>3643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426" calcext:value-type="float">
            <text:p>16699,9942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9816" calcext:value-type="float">
            <text:p>16799,99816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1534" calcext:value-type="float">
            <text:p>16900,01534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668" calcext:value-type="float">
            <text:p>16999,99668</text:p>
          </table:table-cell>
          <table:table-cell office:value-type="float" office:value="3619" calcext:value-type="float">
            <text:p>361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5108" calcext:value-type="float">
            <text:p>17100,05108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0926" calcext:value-type="float">
            <text:p>17200,00926</text:p>
          </table:table-cell>
          <table:table-cell office:value-type="float" office:value="3632" calcext:value-type="float">
            <text:p>3632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732" calcext:value-type="float">
            <text:p>17299,99732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1128" calcext:value-type="float">
            <text:p>17400,01128</text:p>
          </table:table-cell>
          <table:table-cell office:value-type="float" office:value="3650" calcext:value-type="float">
            <text:p>3650</text:p>
          </table:table-cell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956" calcext:value-type="float">
            <text:p>17499,99956</text:p>
          </table:table-cell>
          <table:table-cell office:value-type="float" office:value="3606" calcext:value-type="float">
            <text:p>3606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324" calcext:value-type="float">
            <text:p>17600,01324</text:p>
          </table:table-cell>
          <table:table-cell office:value-type="float" office:value="3593" calcext:value-type="float">
            <text:p>3593</text:p>
          </table:table-cell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9814" calcext:value-type="float">
            <text:p>17699,99814</text:p>
          </table:table-cell>
          <table:table-cell office:value-type="float" office:value="3619" calcext:value-type="float">
            <text:p>3619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9306" calcext:value-type="float">
            <text:p>17799,99306</text:p>
          </table:table-cell>
          <table:table-cell office:value-type="float" office:value="3618" calcext:value-type="float">
            <text:p>3618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8774" calcext:value-type="float">
            <text:p>17900,0877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196" calcext:value-type="float">
            <text:p>18000,01196</text:p>
          </table:table-cell>
          <table:table-cell office:value-type="float" office:value="3643" calcext:value-type="float">
            <text:p>3643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1436" calcext:value-type="float">
            <text:p>18100,0143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784" calcext:value-type="float">
            <text:p>18200,00784</text:p>
          </table:table-cell>
          <table:table-cell office:value-type="float" office:value="3625" calcext:value-type="float">
            <text:p>3625</text:p>
          </table:table-cell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13" calcext:value-type="float">
            <text:p>18300,013</text:p>
          </table:table-cell>
          <table:table-cell office:value-type="float" office:value="3650" calcext:value-type="float">
            <text:p>365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6236" calcext:value-type="float">
            <text:p>18400,06236</text:p>
          </table:table-cell>
          <table:table-cell office:value-type="float" office:value="3619" calcext:value-type="float">
            <text:p>3619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9862" calcext:value-type="float">
            <text:p>18499,99862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123" calcext:value-type="float">
            <text:p>18600,0123</text:p>
          </table:table-cell>
          <table:table-cell office:value-type="float" office:value="3649" calcext:value-type="float">
            <text:p>364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4064" calcext:value-type="float">
            <text:p>18700,04064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3698" calcext:value-type="float">
            <text:p>18800,03698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8944" calcext:value-type="float">
            <text:p>18899,98944</text:p>
          </table:table-cell>
          <table:table-cell office:value-type="float" office:value="3602" calcext:value-type="float">
            <text:p>3602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95" calcext:value-type="float">
            <text:p>18999,995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6254" calcext:value-type="float">
            <text:p>19100,06254</text:p>
          </table:table-cell>
          <table:table-cell office:value-type="float" office:value="3644" calcext:value-type="float">
            <text:p>3644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922" calcext:value-type="float">
            <text:p>19199,99922</text:p>
          </table:table-cell>
          <table:table-cell office:value-type="float" office:value="3618" calcext:value-type="float">
            <text:p>3618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0006" calcext:value-type="float">
            <text:p>19300,00006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873" calcext:value-type="float">
            <text:p>19399,9873</text:p>
          </table:table-cell>
          <table:table-cell office:value-type="float" office:value="3643" calcext:value-type="float">
            <text:p>3643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53" calcext:value-type="float">
            <text:p>19499,9953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62" calcext:value-type="float">
            <text:p>19599,9962</text:p>
          </table:table-cell>
          <table:table-cell office:value-type="float" office:value="3643" calcext:value-type="float">
            <text:p>3643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236" calcext:value-type="float">
            <text:p>19699,9923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968" calcext:value-type="float">
            <text:p>19800,00968</text:p>
          </table:table-cell>
          <table:table-cell office:value-type="float" office:value="3618" calcext:value-type="float">
            <text:p>3618</text:p>
          </table:table-cell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336" calcext:value-type="float">
            <text:p>19899,99336</text:p>
          </table:table-cell>
          <table:table-cell office:value-type="float" office:value="3619" calcext:value-type="float">
            <text:p>361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16" calcext:value-type="float">
            <text:p>19999,9916</text:p>
          </table:table-cell>
          <table:table-cell office:value-type="float" office:value="3648" calcext:value-type="float">
            <text:p>3648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324" calcext:value-type="float">
            <text:p>20099,99324</text:p>
          </table:table-cell>
          <table:table-cell office:value-type="float" office:value="3651" calcext:value-type="float">
            <text:p>3651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96" calcext:value-type="float">
            <text:p>20199,999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704" calcext:value-type="float">
            <text:p>20299,99704</text:p>
          </table:table-cell>
          <table:table-cell office:value-type="float" office:value="3595" calcext:value-type="float">
            <text:p>3595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824" calcext:value-type="float">
            <text:p>20400,00824</text:p>
          </table:table-cell>
          <table:table-cell office:value-type="float" office:value="3621" calcext:value-type="float">
            <text:p>3621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032" calcext:value-type="float">
            <text:p>20500,00032</text:p>
          </table:table-cell>
          <table:table-cell office:value-type="float" office:value="3648" calcext:value-type="float">
            <text:p>3648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732" calcext:value-type="float">
            <text:p>20599,99732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37" calcext:value-type="float">
            <text:p>20699,9937</text:p>
          </table:table-cell>
          <table:table-cell office:value-type="float" office:value="3649" calcext:value-type="float">
            <text:p>3649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27" calcext:value-type="float">
            <text:p>20800,0027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1338" calcext:value-type="float">
            <text:p>20900,0133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048" calcext:value-type="float">
            <text:p>20999,99048</text:p>
          </table:table-cell>
          <table:table-cell office:value-type="float" office:value="3621" calcext:value-type="float">
            <text:p>362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2576" calcext:value-type="float">
            <text:p>21100,0257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734" calcext:value-type="float">
            <text:p>21199,99734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834" calcext:value-type="float">
            <text:p>21299,99834</text:p>
          </table:table-cell>
          <table:table-cell office:value-type="float" office:value="3623" calcext:value-type="float">
            <text:p>3623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0988" calcext:value-type="float">
            <text:p>21400,00988</text:p>
          </table:table-cell>
          <table:table-cell office:value-type="float" office:value="3650" calcext:value-type="float">
            <text:p>365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0226" calcext:value-type="float">
            <text:p>21500,00226</text:p>
          </table:table-cell>
          <table:table-cell office:value-type="float" office:value="3643" calcext:value-type="float">
            <text:p>3643</text:p>
          </table:table-cell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2008" calcext:value-type="float">
            <text:p>21600,02008</text:p>
          </table:table-cell>
          <table:table-cell office:value-type="float" office:value="3625" calcext:value-type="float">
            <text:p>3625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996" calcext:value-type="float">
            <text:p>21699,99996</text:p>
          </table:table-cell>
          <table:table-cell office:value-type="float" office:value="3611" calcext:value-type="float">
            <text:p>361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306" calcext:value-type="float">
            <text:p>21800,00306</text:p>
          </table:table-cell>
          <table:table-cell office:value-type="float" office:value="3651" calcext:value-type="float">
            <text:p>3651</text:p>
          </table:table-cell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1422" calcext:value-type="float">
            <text:p>21900,01422</text:p>
          </table:table-cell>
          <table:table-cell office:value-type="float" office:value="3647" calcext:value-type="float">
            <text:p>3647</text:p>
          </table:table-cell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84" calcext:value-type="float">
            <text:p>21999,9984</text:p>
          </table:table-cell>
          <table:table-cell office:value-type="float" office:value="3619" calcext:value-type="float">
            <text:p>361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9996" calcext:value-type="float">
            <text:p>22099,99996</text:p>
          </table:table-cell>
          <table:table-cell office:value-type="float" office:value="3643" calcext:value-type="float">
            <text:p>3643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19" calcext:value-type="float">
            <text:p>22199,9919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1488" calcext:value-type="float">
            <text:p>22300,01488</text:p>
          </table:table-cell>
          <table:table-cell office:value-type="float" office:value="3651" calcext:value-type="float">
            <text:p>3651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322" calcext:value-type="float">
            <text:p>22399,99322</text:p>
          </table:table-cell>
          <table:table-cell office:value-type="float" office:value="3621" calcext:value-type="float">
            <text:p>362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068" calcext:value-type="float">
            <text:p>22500,01068</text:p>
          </table:table-cell>
          <table:table-cell office:value-type="float" office:value="3618" calcext:value-type="float">
            <text:p>3618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8964" calcext:value-type="float">
            <text:p>22599,98964</text:p>
          </table:table-cell>
          <table:table-cell office:value-type="float" office:value="3643" calcext:value-type="float">
            <text:p>3643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738" calcext:value-type="float">
            <text:p>22700,00738</text:p>
          </table:table-cell>
          <table:table-cell office:value-type="float" office:value="3649" calcext:value-type="float">
            <text:p>3649</text:p>
          </table:table-cell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386" calcext:value-type="float">
            <text:p>22799,99386</text:p>
          </table:table-cell>
          <table:table-cell office:value-type="float" office:value="3648" calcext:value-type="float">
            <text:p>3648</text:p>
          </table:table-cell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866" calcext:value-type="float">
            <text:p>22899,99866</text:p>
          </table:table-cell>
          <table:table-cell office:value-type="float" office:value="3634" calcext:value-type="float">
            <text:p>3634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975" calcext:value-type="float">
            <text:p>22999,9975</text:p>
          </table:table-cell>
          <table:table-cell office:value-type="float" office:value="3621" calcext:value-type="float">
            <text:p>3621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202" calcext:value-type="float">
            <text:p>23099,99202</text:p>
          </table:table-cell>
          <table:table-cell office:value-type="float" office:value="3606" calcext:value-type="float">
            <text:p>3606</text:p>
          </table:table-cell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04" calcext:value-type="float">
            <text:p>23200,0004</text:p>
          </table:table-cell>
          <table:table-cell office:value-type="float" office:value="3617" calcext:value-type="float">
            <text:p>3617</text:p>
          </table:table-cell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6056" calcext:value-type="float">
            <text:p>23300,06056</text:p>
          </table:table-cell>
          <table:table-cell office:value-type="float" office:value="3646" calcext:value-type="float">
            <text:p>3646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032" calcext:value-type="float">
            <text:p>23399,99032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708" calcext:value-type="float">
            <text:p>23500,00708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116" calcext:value-type="float">
            <text:p>23599,99116</text:p>
          </table:table-cell>
          <table:table-cell office:value-type="float" office:value="3651" calcext:value-type="float">
            <text:p>3651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9216" calcext:value-type="float">
            <text:p>23699,99216</text:p>
          </table:table-cell>
          <table:table-cell office:value-type="float" office:value="3651" calcext:value-type="float">
            <text:p>3651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6236" calcext:value-type="float">
            <text:p>23800,06236</text:p>
          </table:table-cell>
          <table:table-cell office:value-type="float" office:value="3651" calcext:value-type="float">
            <text:p>3651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55" calcext:value-type="float">
            <text:p>23900,0055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334" calcext:value-type="float">
            <text:p>23999,99334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346" calcext:value-type="float">
            <text:p>24100,00346</text:p>
          </table:table-cell>
          <table:table-cell office:value-type="float" office:value="3650" calcext:value-type="float">
            <text:p>3650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2976" calcext:value-type="float">
            <text:p>24200,02976</text:p>
          </table:table-cell>
          <table:table-cell office:value-type="float" office:value="3633" calcext:value-type="float">
            <text:p>363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598" calcext:value-type="float">
            <text:p>24300,0598</text:p>
          </table:table-cell>
          <table:table-cell office:value-type="float" office:value="3634" calcext:value-type="float">
            <text:p>3634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522" calcext:value-type="float">
            <text:p>24399,99522</text:p>
          </table:table-cell>
          <table:table-cell office:value-type="float" office:value="3638" calcext:value-type="float">
            <text:p>3638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941" calcext:value-type="float">
            <text:p>24499,9941</text:p>
          </table:table-cell>
          <table:table-cell office:value-type="float" office:value="3606" calcext:value-type="float">
            <text:p>3606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5" calcext:value-type="float">
            <text:p>24599,995</text:p>
          </table:table-cell>
          <table:table-cell office:value-type="float" office:value="3617" calcext:value-type="float">
            <text:p>3617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1628" calcext:value-type="float">
            <text:p>24700,01628</text:p>
          </table:table-cell>
          <table:table-cell office:value-type="float" office:value="3640" calcext:value-type="float">
            <text:p>364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032" calcext:value-type="float">
            <text:p>24799,99032</text:p>
          </table:table-cell>
          <table:table-cell office:value-type="float" office:value="3649" calcext:value-type="float">
            <text:p>3649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794" calcext:value-type="float">
            <text:p>24900,00794</text:p>
          </table:table-cell>
          <table:table-cell office:value-type="float" office:value="3651" calcext:value-type="float">
            <text:p>3651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174" calcext:value-type="float">
            <text:p>24999,99174</text:p>
          </table:table-cell>
          <table:table-cell office:value-type="float" office:value="3634" calcext:value-type="float">
            <text:p>363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327" calcext:value-type="float">
            <text:p>25100,0327</text:p>
          </table:table-cell>
          <table:table-cell office:value-type="float" office:value="3650" calcext:value-type="float">
            <text:p>3650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674" calcext:value-type="float">
            <text:p>25199,9967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684" calcext:value-type="float">
            <text:p>25300,00684</text:p>
          </table:table-cell>
          <table:table-cell office:value-type="float" office:value="3643" calcext:value-type="float">
            <text:p>3643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49" calcext:value-type="float">
            <text:p>25399,9949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854" calcext:value-type="float">
            <text:p>25499,99854</text:p>
          </table:table-cell>
          <table:table-cell office:value-type="float" office:value="3649" calcext:value-type="float">
            <text:p>3649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58" calcext:value-type="float">
            <text:p>25599,9958</text:p>
          </table:table-cell>
          <table:table-cell office:value-type="float" office:value="3634" calcext:value-type="float">
            <text:p>3634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964" calcext:value-type="float">
            <text:p>25699,99964</text:p>
          </table:table-cell>
          <table:table-cell office:value-type="float" office:value="3608" calcext:value-type="float">
            <text:p>3608</text:p>
          </table:table-cell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2124" calcext:value-type="float">
            <text:p>25800,02124</text:p>
          </table:table-cell>
          <table:table-cell office:value-type="float" office:value="3636" calcext:value-type="float">
            <text:p>3636</text:p>
          </table:table-cell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611" calcext:value-type="float">
            <text:p>25900,0611</text:p>
          </table:table-cell>
          <table:table-cell office:value-type="float" office:value="3606" calcext:value-type="float">
            <text:p>3606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8548" calcext:value-type="float">
            <text:p>25999,98548</text:p>
          </table:table-cell>
          <table:table-cell office:value-type="float" office:value="3649" calcext:value-type="float">
            <text:p>364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86" calcext:value-type="float">
            <text:p>26100,0086</text:p>
          </table:table-cell>
          <table:table-cell office:value-type="float" office:value="3616" calcext:value-type="float">
            <text:p>3616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904" calcext:value-type="float">
            <text:p>26200,00904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2674" calcext:value-type="float">
            <text:p>26300,02674</text:p>
          </table:table-cell>
          <table:table-cell office:value-type="float" office:value="3649" calcext:value-type="float">
            <text:p>3649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64" calcext:value-type="float">
            <text:p>26399,9964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9928" calcext:value-type="float">
            <text:p>26499,99928</text:p>
          </table:table-cell>
          <table:table-cell office:value-type="float" office:value="3651" calcext:value-type="float">
            <text:p>3651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1638" calcext:value-type="float">
            <text:p>26600,0163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0794" calcext:value-type="float">
            <text:p>26700,00794</text:p>
          </table:table-cell>
          <table:table-cell office:value-type="float" office:value="3647" calcext:value-type="float">
            <text:p>3647</text:p>
          </table:table-cell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017" calcext:value-type="float">
            <text:p>26800,0017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682" calcext:value-type="float">
            <text:p>26899,99682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0292" calcext:value-type="float">
            <text:p>27000,00292</text:p>
          </table:table-cell>
          <table:table-cell office:value-type="float" office:value="3608" calcext:value-type="float">
            <text:p>3608</text:p>
          </table:table-cell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514" calcext:value-type="float">
            <text:p>27099,99514</text:p>
          </table:table-cell>
          <table:table-cell office:value-type="float" office:value="3608" calcext:value-type="float">
            <text:p>3608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306" calcext:value-type="float">
            <text:p>27200,00306</text:p>
          </table:table-cell>
          <table:table-cell office:value-type="float" office:value="3632" calcext:value-type="float">
            <text:p>3632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8" calcext:value-type="float">
            <text:p>27299,998</text:p>
          </table:table-cell>
          <table:table-cell office:value-type="float" office:value="3612" calcext:value-type="float">
            <text:p>3612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9162" calcext:value-type="float">
            <text:p>27399,99162</text:p>
          </table:table-cell>
          <table:table-cell office:value-type="float" office:value="3649" calcext:value-type="float">
            <text:p>364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548" calcext:value-type="float">
            <text:p>27499,99548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076" calcext:value-type="float">
            <text:p>27599,99076</text:p>
          </table:table-cell>
          <table:table-cell office:value-type="float" office:value="3649" calcext:value-type="float">
            <text:p>3649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436" calcext:value-type="float">
            <text:p>27699,99436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1076" calcext:value-type="float">
            <text:p>27800,01076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8636" calcext:value-type="float">
            <text:p>27899,98636</text:p>
          </table:table-cell>
          <table:table-cell office:value-type="float" office:value="3651" calcext:value-type="float">
            <text:p>3651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558" calcext:value-type="float">
            <text:p>27999,9955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512" calcext:value-type="float">
            <text:p>28099,99512</text:p>
          </table:table-cell>
          <table:table-cell office:value-type="float" office:value="3643" calcext:value-type="float">
            <text:p>3643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4404" calcext:value-type="float">
            <text:p>28200,04404</text:p>
          </table:table-cell>
          <table:table-cell office:value-type="float" office:value="3651" calcext:value-type="float">
            <text:p>365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1664" calcext:value-type="float">
            <text:p>28300,0166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034" calcext:value-type="float">
            <text:p>28399,99034</text:p>
          </table:table-cell>
          <table:table-cell office:value-type="float" office:value="3608" calcext:value-type="float">
            <text:p>3608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1758" calcext:value-type="float">
            <text:p>28500,01758</text:p>
          </table:table-cell>
          <table:table-cell office:value-type="float" office:value="3625" calcext:value-type="float">
            <text:p>3625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73" calcext:value-type="float">
            <text:p>28599,9973</text:p>
          </table:table-cell>
          <table:table-cell office:value-type="float" office:value="3628" calcext:value-type="float">
            <text:p>3628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9098" calcext:value-type="float">
            <text:p>28699,99098</text:p>
          </table:table-cell>
          <table:table-cell office:value-type="float" office:value="3618" calcext:value-type="float">
            <text:p>3618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356" calcext:value-type="float">
            <text:p>28799,99356</text:p>
          </table:table-cell>
          <table:table-cell office:value-type="float" office:value="3649" calcext:value-type="float">
            <text:p>364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1744" calcext:value-type="float">
            <text:p>28900,01744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148" calcext:value-type="float">
            <text:p>29000,0148</text:p>
          </table:table-cell>
          <table:table-cell office:value-type="float" office:value="3651" calcext:value-type="float">
            <text:p>3651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2008" calcext:value-type="float">
            <text:p>29100,02008</text:p>
          </table:table-cell>
          <table:table-cell office:value-type="float" office:value="3625" calcext:value-type="float">
            <text:p>3625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238" calcext:value-type="float">
            <text:p>29200,00238</text:p>
          </table:table-cell>
          <table:table-cell office:value-type="float" office:value="3621" calcext:value-type="float">
            <text:p>3621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5782" calcext:value-type="float">
            <text:p>29300,05782</text:p>
          </table:table-cell>
          <table:table-cell office:value-type="float" office:value="3651" calcext:value-type="float">
            <text:p>365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4306" calcext:value-type="float">
            <text:p>29400,04306</text:p>
          </table:table-cell>
          <table:table-cell office:value-type="float" office:value="3645" calcext:value-type="float">
            <text:p>3645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1294" calcext:value-type="float">
            <text:p>29500,01294</text:p>
          </table:table-cell>
          <table:table-cell office:value-type="float" office:value="3649" calcext:value-type="float">
            <text:p>3649</text:p>
          </table:table-cell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484" calcext:value-type="float">
            <text:p>29599,9948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1466" calcext:value-type="float">
            <text:p>29700,01466</text:p>
          </table:table-cell>
          <table:table-cell office:value-type="float" office:value="3651" calcext:value-type="float">
            <text:p>365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0082" calcext:value-type="float">
            <text:p>29800,00082</text:p>
          </table:table-cell>
          <table:table-cell office:value-type="float" office:value="3607" calcext:value-type="float">
            <text:p>3607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468" calcext:value-type="float">
            <text:p>29899,99468</text:p>
          </table:table-cell>
          <table:table-cell office:value-type="float" office:value="3621" calcext:value-type="float">
            <text:p>3621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943" calcext:value-type="float">
            <text:p>29999,9943</text:p>
          </table:table-cell>
          <table:table-cell office:value-type="float" office:value="3641" calcext:value-type="float">
            <text:p>3641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61" calcext:value-type="float">
            <text:p>30099,9961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208" calcext:value-type="float">
            <text:p>30200,0208</text:p>
          </table:table-cell>
          <table:table-cell office:value-type="float" office:value="3648" calcext:value-type="float">
            <text:p>3648</text:p>
          </table:table-cell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2362" calcext:value-type="float">
            <text:p>30300,02362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8886" calcext:value-type="float">
            <text:p>30399,9888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9242" calcext:value-type="float">
            <text:p>30499,99242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614" calcext:value-type="float">
            <text:p>30599,9961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568" calcext:value-type="float">
            <text:p>30699,99568</text:p>
          </table:table-cell>
          <table:table-cell office:value-type="float" office:value="3651" calcext:value-type="float">
            <text:p>3651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176" calcext:value-type="float">
            <text:p>30799,99176</text:p>
          </table:table-cell>
          <table:table-cell office:value-type="float" office:value="3651" calcext:value-type="float">
            <text:p>365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1608" calcext:value-type="float">
            <text:p>30900,01608</text:p>
          </table:table-cell>
          <table:table-cell office:value-type="float" office:value="3632" calcext:value-type="float">
            <text:p>3632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399" calcext:value-type="float">
            <text:p>31000,0399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9594" calcext:value-type="float">
            <text:p>31099,99594</text:p>
          </table:table-cell>
          <table:table-cell office:value-type="float" office:value="3651" calcext:value-type="float">
            <text:p>365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046" calcext:value-type="float">
            <text:p>31200,00046</text:p>
          </table:table-cell>
          <table:table-cell office:value-type="float" office:value="3594" calcext:value-type="float">
            <text:p>3594</text:p>
          </table:table-cell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9676" calcext:value-type="float">
            <text:p>31299,9967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0016" calcext:value-type="float">
            <text:p>31400,00016</text:p>
          </table:table-cell>
          <table:table-cell office:value-type="float" office:value="3640" calcext:value-type="float">
            <text:p>3640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636" calcext:value-type="float">
            <text:p>31499,99636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622" calcext:value-type="float">
            <text:p>31599,99622</text:p>
          </table:table-cell>
          <table:table-cell office:value-type="float" office:value="3648" calcext:value-type="float">
            <text:p>364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6036" calcext:value-type="float">
            <text:p>31700,06036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5234" calcext:value-type="float">
            <text:p>31800,05234</text:p>
          </table:table-cell>
          <table:table-cell office:value-type="float" office:value="3628" calcext:value-type="float">
            <text:p>362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84" calcext:value-type="float">
            <text:p>31899,9984</text:p>
          </table:table-cell>
          <table:table-cell office:value-type="float" office:value="3621" calcext:value-type="float">
            <text:p>3621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3164" calcext:value-type="float">
            <text:p>32000,0316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5154" calcext:value-type="float">
            <text:p>32100,0515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604" calcext:value-type="float">
            <text:p>32199,99604</text:p>
          </table:table-cell>
          <table:table-cell office:value-type="float" office:value="3651" calcext:value-type="float">
            <text:p>3651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983" calcext:value-type="float">
            <text:p>32299,9983</text:p>
          </table:table-cell>
          <table:table-cell office:value-type="float" office:value="3643" calcext:value-type="float">
            <text:p>3643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9916" calcext:value-type="float">
            <text:p>32399,99916</text:p>
          </table:table-cell>
          <table:table-cell office:value-type="float" office:value="3651" calcext:value-type="float">
            <text:p>3651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8542" calcext:value-type="float">
            <text:p>32500,08542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112" calcext:value-type="float">
            <text:p>32599,99112</text:p>
          </table:table-cell>
          <table:table-cell office:value-type="float" office:value="3613" calcext:value-type="float">
            <text:p>3613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702" calcext:value-type="float">
            <text:p>32700,00702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778" calcext:value-type="float">
            <text:p>32799,99778</text:p>
          </table:table-cell>
          <table:table-cell office:value-type="float" office:value="3640" calcext:value-type="float">
            <text:p>3640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6562" calcext:value-type="float">
            <text:p>32900,06562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8486" calcext:value-type="float">
            <text:p>32999,9848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0032" calcext:value-type="float">
            <text:p>33100,00032</text:p>
          </table:table-cell>
          <table:table-cell office:value-type="float" office:value="3626" calcext:value-type="float">
            <text:p>3626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86" calcext:value-type="float">
            <text:p>33199,998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2262" calcext:value-type="float">
            <text:p>33300,02262</text:p>
          </table:table-cell>
          <table:table-cell office:value-type="float" office:value="3619" calcext:value-type="float">
            <text:p>3619</text:p>
          </table:table-cell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8898" calcext:value-type="float">
            <text:p>33399,98898</text:p>
          </table:table-cell>
          <table:table-cell office:value-type="float" office:value="3645" calcext:value-type="float">
            <text:p>3645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9538" calcext:value-type="float">
            <text:p>33499,9953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8888" calcext:value-type="float">
            <text:p>33599,98888</text:p>
          </table:table-cell>
          <table:table-cell office:value-type="float" office:value="3651" calcext:value-type="float">
            <text:p>3651</text:p>
          </table:table-cell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716" calcext:value-type="float">
            <text:p>33699,99716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55" calcext:value-type="float">
            <text:p>33799,9955</text:p>
          </table:table-cell>
          <table:table-cell office:value-type="float" office:value="3634" calcext:value-type="float">
            <text:p>363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8974" calcext:value-type="float">
            <text:p>33899,98974</text:p>
          </table:table-cell>
          <table:table-cell office:value-type="float" office:value="3621" calcext:value-type="float">
            <text:p>3621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708" calcext:value-type="float">
            <text:p>34000,00708</text:p>
          </table:table-cell>
          <table:table-cell office:value-type="float" office:value="3606" calcext:value-type="float">
            <text:p>3606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638" calcext:value-type="float">
            <text:p>34100,0638</text:p>
          </table:table-cell>
          <table:table-cell office:value-type="float" office:value="3617" calcext:value-type="float">
            <text:p>3617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294" calcext:value-type="float">
            <text:p>34199,99294</text:p>
          </table:table-cell>
          <table:table-cell office:value-type="float" office:value="3646" calcext:value-type="float">
            <text:p>3646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482" calcext:value-type="float">
            <text:p>34300,01482</text:p>
          </table:table-cell>
          <table:table-cell office:value-type="float" office:value="3649" calcext:value-type="float">
            <text:p>3649</text:p>
          </table:table-cell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592" calcext:value-type="float">
            <text:p>34399,99592</text:p>
          </table:table-cell>
          <table:table-cell office:value-type="float" office:value="3650" calcext:value-type="float">
            <text:p>3650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1888" calcext:value-type="float">
            <text:p>34500,01888</text:p>
          </table:table-cell>
          <table:table-cell office:value-type="float" office:value="3651" calcext:value-type="float">
            <text:p>3651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0422" calcext:value-type="float">
            <text:p>34600,00422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272" calcext:value-type="float">
            <text:p>34699,99272</text:p>
          </table:table-cell>
          <table:table-cell office:value-type="float" office:value="3619" calcext:value-type="float">
            <text:p>3619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135" calcext:value-type="float">
            <text:p>34800,0135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1432" calcext:value-type="float">
            <text:p>34900,01432</text:p>
          </table:table-cell>
          <table:table-cell office:value-type="float" office:value="3625" calcext:value-type="float">
            <text:p>3625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1554" calcext:value-type="float">
            <text:p>35000,01554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464" calcext:value-type="float">
            <text:p>35099,99464</text:p>
          </table:table-cell>
          <table:table-cell office:value-type="float" office:value="3626" calcext:value-type="float">
            <text:p>3626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1518" calcext:value-type="float">
            <text:p>35200,01518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39" calcext:value-type="float">
            <text:p>35300,0039</text:p>
          </table:table-cell>
          <table:table-cell office:value-type="float" office:value="3619" calcext:value-type="float">
            <text:p>361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848" calcext:value-type="float">
            <text:p>35399,99848</text:p>
          </table:table-cell>
          <table:table-cell office:value-type="float" office:value="3606" calcext:value-type="float">
            <text:p>3606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536" calcext:value-type="float">
            <text:p>35499,99536</text:p>
          </table:table-cell>
          <table:table-cell office:value-type="float" office:value="3617" calcext:value-type="float">
            <text:p>3617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4664" calcext:value-type="float">
            <text:p>35600,04664</text:p>
          </table:table-cell>
          <table:table-cell office:value-type="float" office:value="3641" calcext:value-type="float">
            <text:p>3641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792" calcext:value-type="float">
            <text:p>35700,00792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022" calcext:value-type="float">
            <text:p>35799,99022</text:p>
          </table:table-cell>
          <table:table-cell office:value-type="float" office:value="3626" calcext:value-type="float">
            <text:p>3626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118" calcext:value-type="float">
            <text:p>35900,00118</text:p>
          </table:table-cell>
          <table:table-cell office:value-type="float" office:value="3625" calcext:value-type="float">
            <text:p>3625</text:p>
          </table:table-cell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4882" calcext:value-type="float">
            <text:p>36000,04882</text:p>
          </table:table-cell>
          <table:table-cell office:value-type="float" office:value="3644" calcext:value-type="float">
            <text:p>3644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104" calcext:value-type="float">
            <text:p>36100,00104</text:p>
          </table:table-cell>
          <table:table-cell office:value-type="float" office:value="3617" calcext:value-type="float">
            <text:p>3617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14" calcext:value-type="float">
            <text:p>36200,014</text:p>
          </table:table-cell>
          <table:table-cell office:value-type="float" office:value="3650" calcext:value-type="float">
            <text:p>3650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9104" calcext:value-type="float">
            <text:p>36299,99104</text:p>
          </table:table-cell>
          <table:table-cell office:value-type="float" office:value="3644" calcext:value-type="float">
            <text:p>3644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7714" calcext:value-type="float">
            <text:p>36400,0771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8832" calcext:value-type="float">
            <text:p>36499,98832</text:p>
          </table:table-cell>
          <table:table-cell office:value-type="float" office:value="3623" calcext:value-type="float">
            <text:p>3623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8844" calcext:value-type="float">
            <text:p>36599,98844</text:p>
          </table:table-cell>
          <table:table-cell office:value-type="float" office:value="3625" calcext:value-type="float">
            <text:p>3625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8734" calcext:value-type="float">
            <text:p>36699,98734</text:p>
          </table:table-cell>
          <table:table-cell office:value-type="float" office:value="3617" calcext:value-type="float">
            <text:p>3617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9856" calcext:value-type="float">
            <text:p>36799,99856</text:p>
          </table:table-cell>
          <table:table-cell office:value-type="float" office:value="3619" calcext:value-type="float">
            <text:p>3619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294" calcext:value-type="float">
            <text:p>36900,02294</text:p>
          </table:table-cell>
          <table:table-cell office:value-type="float" office:value="3649" calcext:value-type="float">
            <text:p>3649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978" calcext:value-type="float">
            <text:p>36999,99978</text:p>
          </table:table-cell>
          <table:table-cell office:value-type="float" office:value="3641" calcext:value-type="float">
            <text:p>3641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284" calcext:value-type="float">
            <text:p>37099,9928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9684" calcext:value-type="float">
            <text:p>37199,99684</text:p>
          </table:table-cell>
          <table:table-cell office:value-type="float" office:value="3617" calcext:value-type="float">
            <text:p>3617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039" calcext:value-type="float">
            <text:p>37300,0039</text:p>
          </table:table-cell>
          <table:table-cell office:value-type="float" office:value="3617" calcext:value-type="float">
            <text:p>3617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1494" calcext:value-type="float">
            <text:p>37400,01494</text:p>
          </table:table-cell>
          <table:table-cell office:value-type="float" office:value="3651" calcext:value-type="float">
            <text:p>3651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9428" calcext:value-type="float">
            <text:p>37499,99428</text:p>
          </table:table-cell>
          <table:table-cell office:value-type="float" office:value="3619" calcext:value-type="float">
            <text:p>3619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0926" calcext:value-type="float">
            <text:p>37600,00926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516" calcext:value-type="float">
            <text:p>37700,00516</text:p>
          </table:table-cell>
          <table:table-cell office:value-type="float" office:value="3646" calcext:value-type="float">
            <text:p>3646</text:p>
          </table:table-cell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9294" calcext:value-type="float">
            <text:p>37799,99294</text:p>
          </table:table-cell>
          <table:table-cell office:value-type="float" office:value="3623" calcext:value-type="float">
            <text:p>3623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658" calcext:value-type="float">
            <text:p>37899,9965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46" calcext:value-type="float">
            <text:p>38000,0046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962" calcext:value-type="float">
            <text:p>38099,9962</text:p>
          </table:table-cell>
          <table:table-cell office:value-type="float" office:value="3643" calcext:value-type="float">
            <text:p>3643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9454" calcext:value-type="float">
            <text:p>38199,99454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08" calcext:value-type="float">
            <text:p>38299,9908</text:p>
          </table:table-cell>
          <table:table-cell office:value-type="float" office:value="3650" calcext:value-type="float">
            <text:p>3650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186" calcext:value-type="float">
            <text:p>38399,99186</text:p>
          </table:table-cell>
          <table:table-cell office:value-type="float" office:value="3649" calcext:value-type="float">
            <text:p>364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0722" calcext:value-type="float">
            <text:p>38500,00722</text:p>
          </table:table-cell>
          <table:table-cell office:value-type="float" office:value="3651" calcext:value-type="float">
            <text:p>3651</text:p>
          </table:table-cell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138" calcext:value-type="float">
            <text:p>38600,02138</text:p>
          </table:table-cell>
          <table:table-cell office:value-type="float" office:value="3619" calcext:value-type="float">
            <text:p>361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3484" calcext:value-type="float">
            <text:p>38700,0348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168" calcext:value-type="float">
            <text:p>38800,0168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788" calcext:value-type="float">
            <text:p>38899,99788</text:p>
          </table:table-cell>
          <table:table-cell office:value-type="float" office:value="3617" calcext:value-type="float">
            <text:p>3617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0196" calcext:value-type="float">
            <text:p>39000,00196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9262" calcext:value-type="float">
            <text:p>39099,99262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248" calcext:value-type="float">
            <text:p>39200,0248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649" calcext:value-type="float">
            <text:p>39300,0649</text:p>
          </table:table-cell>
          <table:table-cell office:value-type="float" office:value="3619" calcext:value-type="float">
            <text:p>361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886" calcext:value-type="float">
            <text:p>39399,9888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2488" calcext:value-type="float">
            <text:p>39500,02488</text:p>
          </table:table-cell>
          <table:table-cell office:value-type="float" office:value="3648" calcext:value-type="float">
            <text:p>3648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1688" calcext:value-type="float">
            <text:p>39600,01688</text:p>
          </table:table-cell>
          <table:table-cell office:value-type="float" office:value="3618" calcext:value-type="float">
            <text:p>3618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9564" calcext:value-type="float">
            <text:p>39699,99564</text:p>
          </table:table-cell>
          <table:table-cell office:value-type="float" office:value="3650" calcext:value-type="float">
            <text:p>3650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9412" calcext:value-type="float">
            <text:p>39799,9941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572" calcext:value-type="float">
            <text:p>39900,00572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9356" calcext:value-type="float">
            <text:p>39999,99356</text:p>
          </table:table-cell>
          <table:table-cell office:value-type="float" office:value="3623" calcext:value-type="float">
            <text:p>3623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9702" calcext:value-type="float">
            <text:p>40099,99702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0412" calcext:value-type="float">
            <text:p>40200,00412</text:p>
          </table:table-cell>
          <table:table-cell office:value-type="float" office:value="3619" calcext:value-type="float">
            <text:p>3619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11" calcext:value-type="float">
            <text:p>40299,9911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1064" calcext:value-type="float">
            <text:p>40400,01064</text:p>
          </table:table-cell>
          <table:table-cell office:value-type="float" office:value="3649" calcext:value-type="float">
            <text:p>3649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2176" calcext:value-type="float">
            <text:p>40500,02176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57" calcext:value-type="float">
            <text:p>40599,9957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0228" calcext:value-type="float">
            <text:p>40700,00228</text:p>
          </table:table-cell>
          <table:table-cell office:value-type="float" office:value="3625" calcext:value-type="float">
            <text:p>3625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0642" calcext:value-type="float">
            <text:p>40800,0064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0644" calcext:value-type="float">
            <text:p>40900,00644</text:p>
          </table:table-cell>
          <table:table-cell office:value-type="float" office:value="3647" calcext:value-type="float">
            <text:p>3647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1248" calcext:value-type="float">
            <text:p>41000,01248</text:p>
          </table:table-cell>
          <table:table-cell office:value-type="float" office:value="3611" calcext:value-type="float">
            <text:p>361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0022" calcext:value-type="float">
            <text:p>41100,00022</text:p>
          </table:table-cell>
          <table:table-cell office:value-type="float" office:value="3624" calcext:value-type="float">
            <text:p>3624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1632" calcext:value-type="float">
            <text:p>41200,01632</text:p>
          </table:table-cell>
          <table:table-cell office:value-type="float" office:value="3617" calcext:value-type="float">
            <text:p>3617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107" calcext:value-type="float">
            <text:p>41300,0107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938" calcext:value-type="float">
            <text:p>41399,9938</text:p>
          </table:table-cell>
          <table:table-cell office:value-type="float" office:value="3617" calcext:value-type="float">
            <text:p>3617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12768" calcext:value-type="float">
            <text:p>41500,12768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0692" calcext:value-type="float">
            <text:p>41600,00692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2492" calcext:value-type="float">
            <text:p>41700,02492</text:p>
          </table:table-cell>
          <table:table-cell office:value-type="float" office:value="3617" calcext:value-type="float">
            <text:p>3617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246" calcext:value-type="float">
            <text:p>41799,99246</text:p>
          </table:table-cell>
          <table:table-cell office:value-type="float" office:value="3625" calcext:value-type="float">
            <text:p>3625</text:p>
          </table:table-cell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026" calcext:value-type="float">
            <text:p>41900,0026</text:p>
          </table:table-cell>
          <table:table-cell office:value-type="float" office:value="3625" calcext:value-type="float">
            <text:p>3625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9516" calcext:value-type="float">
            <text:p>41999,99516</text:p>
          </table:table-cell>
          <table:table-cell office:value-type="float" office:value="3644" calcext:value-type="float">
            <text:p>3644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696" calcext:value-type="float">
            <text:p>42099,99696</text:p>
          </table:table-cell>
          <table:table-cell office:value-type="float" office:value="3625" calcext:value-type="float">
            <text:p>3625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1844" calcext:value-type="float">
            <text:p>42200,01844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9234" calcext:value-type="float">
            <text:p>42299,99234</text:p>
          </table:table-cell>
          <table:table-cell office:value-type="float" office:value="3647" calcext:value-type="float">
            <text:p>364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202" calcext:value-type="float">
            <text:p>42400,0202</text:p>
          </table:table-cell>
          <table:table-cell office:value-type="float" office:value="3643" calcext:value-type="float">
            <text:p>3643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706" calcext:value-type="float">
            <text:p>42500,01706</text:p>
          </table:table-cell>
          <table:table-cell office:value-type="float" office:value="3650" calcext:value-type="float">
            <text:p>3650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4916" calcext:value-type="float">
            <text:p>42600,04916</text:p>
          </table:table-cell>
          <table:table-cell office:value-type="float" office:value="3617" calcext:value-type="float">
            <text:p>3617</text:p>
          </table:table-cell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9622" calcext:value-type="float">
            <text:p>42699,99622</text:p>
          </table:table-cell>
          <table:table-cell office:value-type="float" office:value="3651" calcext:value-type="float">
            <text:p>3651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71" calcext:value-type="float">
            <text:p>42799,9871</text:p>
          </table:table-cell>
          <table:table-cell office:value-type="float" office:value="3619" calcext:value-type="float">
            <text:p>3619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2678" calcext:value-type="float">
            <text:p>42900,02678</text:p>
          </table:table-cell>
          <table:table-cell office:value-type="float" office:value="3617" calcext:value-type="float">
            <text:p>3617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0458" calcext:value-type="float">
            <text:p>43000,00458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91" calcext:value-type="float">
            <text:p>43099,991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9544" calcext:value-type="float">
            <text:p>43199,99544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995" calcext:value-type="float">
            <text:p>43299,9995</text:p>
          </table:table-cell>
          <table:table-cell office:value-type="float" office:value="3624" calcext:value-type="float">
            <text:p>3624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119" calcext:value-type="float">
            <text:p>43400,119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946" calcext:value-type="float">
            <text:p>43499,99946</text:p>
          </table:table-cell>
          <table:table-cell office:value-type="float" office:value="3619" calcext:value-type="float">
            <text:p>3619</text:p>
          </table:table-cell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1864" calcext:value-type="float">
            <text:p>43600,01864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9206" calcext:value-type="float">
            <text:p>43699,99206</text:p>
          </table:table-cell>
          <table:table-cell office:value-type="float" office:value="3647" calcext:value-type="float">
            <text:p>3647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3024" calcext:value-type="float">
            <text:p>43800,03024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306" calcext:value-type="float">
            <text:p>43900,0306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1962" calcext:value-type="float">
            <text:p>44000,01962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0876" calcext:value-type="float">
            <text:p>44100,0087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918" calcext:value-type="float">
            <text:p>44199,98918</text:p>
          </table:table-cell>
          <table:table-cell office:value-type="float" office:value="3634" calcext:value-type="float">
            <text:p>3634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0656" calcext:value-type="float">
            <text:p>44300,00656</text:p>
          </table:table-cell>
          <table:table-cell office:value-type="float" office:value="3618" calcext:value-type="float">
            <text:p>3618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128" calcext:value-type="float">
            <text:p>44400,0128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500.0128" calcext:value-type="float">
            <text:p>44500,0128</text:p>
          </table:table-cell>
          <table:table-cell office:value-type="float" office:value="3619" calcext:value-type="float">
            <text:p>3619</text:p>
          </table:table-cell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444" calcext:value-type="float">
            <text:p>44600,0444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2422" calcext:value-type="float">
            <text:p>44700,02422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8922" calcext:value-type="float">
            <text:p>44799,98922</text:p>
          </table:table-cell>
          <table:table-cell office:value-type="float" office:value="3619" calcext:value-type="float">
            <text:p>3619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0298" calcext:value-type="float">
            <text:p>44900,00298</text:p>
          </table:table-cell>
          <table:table-cell office:value-type="float" office:value="3619" calcext:value-type="float">
            <text:p>361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5852" calcext:value-type="float">
            <text:p>45000,05852</text:p>
          </table:table-cell>
          <table:table-cell office:value-type="float" office:value="3623" calcext:value-type="float">
            <text:p>3623</text:p>
          </table:table-cell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9048" calcext:value-type="float">
            <text:p>45099,99048</text:p>
          </table:table-cell>
          <table:table-cell office:value-type="float" office:value="3649" calcext:value-type="float">
            <text:p>3649</text:p>
          </table:table-cell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574" calcext:value-type="float">
            <text:p>45199,99574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9646" calcext:value-type="float">
            <text:p>45299,99646</text:p>
          </table:table-cell>
          <table:table-cell office:value-type="float" office:value="3619" calcext:value-type="float">
            <text:p>361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576" calcext:value-type="float">
            <text:p>45400,0576</text:p>
          </table:table-cell>
          <table:table-cell office:value-type="float" office:value="3623" calcext:value-type="float">
            <text:p>3623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9376" calcext:value-type="float">
            <text:p>45499,9937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9746" calcext:value-type="float">
            <text:p>45599,99746</text:p>
          </table:table-cell>
          <table:table-cell office:value-type="float" office:value="3643" calcext:value-type="float">
            <text:p>3643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9742" calcext:value-type="float">
            <text:p>45699,99742</text:p>
          </table:table-cell>
          <table:table-cell office:value-type="float" office:value="3619" calcext:value-type="float">
            <text:p>3619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1392" calcext:value-type="float">
            <text:p>45800,01392</text:p>
          </table:table-cell>
          <table:table-cell office:value-type="float" office:value="3617" calcext:value-type="float">
            <text:p>3617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9326" calcext:value-type="float">
            <text:p>45899,9932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586" calcext:value-type="float">
            <text:p>45999,9958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9972" calcext:value-type="float">
            <text:p>46099,9997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9068" calcext:value-type="float">
            <text:p>46199,99068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9018" calcext:value-type="float">
            <text:p>46299,99018</text:p>
          </table:table-cell>
          <table:table-cell office:value-type="float" office:value="3617" calcext:value-type="float">
            <text:p>3617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9636" calcext:value-type="float">
            <text:p>46399,99636</text:p>
          </table:table-cell>
          <table:table-cell office:value-type="float" office:value="3651" calcext:value-type="float">
            <text:p>3651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00.03252" calcext:value-type="float">
            <text:p>46500,03252</text:p>
          </table:table-cell>
          <table:table-cell office:value-type="float" office:value="3618" calcext:value-type="float">
            <text:p>3618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9778" calcext:value-type="float">
            <text:p>46599,99778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9184" calcext:value-type="float">
            <text:p>46699,99184</text:p>
          </table:table-cell>
          <table:table-cell office:value-type="float" office:value="3651" calcext:value-type="float">
            <text:p>3651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185" calcext:value-type="float">
            <text:p>46800,0185</text:p>
          </table:table-cell>
          <table:table-cell office:value-type="float" office:value="3619" calcext:value-type="float">
            <text:p>3619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929" calcext:value-type="float">
            <text:p>46899,9929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2352" calcext:value-type="float">
            <text:p>47000,02352</text:p>
          </table:table-cell>
          <table:table-cell office:value-type="float" office:value="3644" calcext:value-type="float">
            <text:p>3644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9326" calcext:value-type="float">
            <text:p>47099,99326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8602" calcext:value-type="float">
            <text:p>47199,98602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1074" calcext:value-type="float">
            <text:p>47300,01074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9832" calcext:value-type="float">
            <text:p>47399,99832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6442" calcext:value-type="float">
            <text:p>47500,06442</text:p>
          </table:table-cell>
          <table:table-cell office:value-type="float" office:value="3624" calcext:value-type="float">
            <text:p>362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8788" calcext:value-type="float">
            <text:p>47599,98788</text:p>
          </table:table-cell>
          <table:table-cell office:value-type="float" office:value="3619" calcext:value-type="float">
            <text:p>3619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966" calcext:value-type="float">
            <text:p>47699,9966</text:p>
          </table:table-cell>
          <table:table-cell office:value-type="float" office:value="3619" calcext:value-type="float">
            <text:p>3619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516" calcext:value-type="float">
            <text:p>47799,99516</text:p>
          </table:table-cell>
          <table:table-cell office:value-type="float" office:value="3619" calcext:value-type="float">
            <text:p>3619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900.0543" calcext:value-type="float">
            <text:p>47900,0543</text:p>
          </table:table-cell>
          <table:table-cell office:value-type="float" office:value="3617" calcext:value-type="float">
            <text:p>3617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00.01356" calcext:value-type="float">
            <text:p>48000,01356</text:p>
          </table:table-cell>
          <table:table-cell office:value-type="float" office:value="3623" calcext:value-type="float">
            <text:p>3623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100.00546" calcext:value-type="float">
            <text:p>48100,0054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1166" calcext:value-type="float">
            <text:p>48200,01166</text:p>
          </table:table-cell>
          <table:table-cell office:value-type="float" office:value="3623" calcext:value-type="float">
            <text:p>3623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9664" calcext:value-type="float">
            <text:p>48299,99664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9586" calcext:value-type="float">
            <text:p>48399,99586</text:p>
          </table:table-cell>
          <table:table-cell office:value-type="float" office:value="3647" calcext:value-type="float">
            <text:p>364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8922" calcext:value-type="float">
            <text:p>48500,08922</text:p>
          </table:table-cell>
          <table:table-cell office:value-type="float" office:value="3618" calcext:value-type="float">
            <text:p>3618</text:p>
          </table:table-cell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9778" calcext:value-type="float">
            <text:p>48599,99778</text:p>
          </table:table-cell>
          <table:table-cell office:value-type="float" office:value="3617" calcext:value-type="float">
            <text:p>3617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00.03022" calcext:value-type="float">
            <text:p>48700,03022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9018" calcext:value-type="float">
            <text:p>48799,99018</text:p>
          </table:table-cell>
          <table:table-cell office:value-type="float" office:value="3643" calcext:value-type="float">
            <text:p>364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758" calcext:value-type="float">
            <text:p>48900,00758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886" calcext:value-type="float">
            <text:p>48999,9886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64" calcext:value-type="float">
            <text:p>49100,0064</text:p>
          </table:table-cell>
          <table:table-cell office:value-type="float" office:value="3619" calcext:value-type="float">
            <text:p>3619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9856" calcext:value-type="float">
            <text:p>49199,9985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00.03482" calcext:value-type="float">
            <text:p>49300,03482</text:p>
          </table:table-cell>
          <table:table-cell office:value-type="float" office:value="3624" calcext:value-type="float">
            <text:p>3624</text:p>
          </table:table-cell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967" calcext:value-type="float">
            <text:p>49399,9967</text:p>
          </table:table-cell>
          <table:table-cell office:value-type="float" office:value="3619" calcext:value-type="float">
            <text:p>3619</text:p>
          </table:table-cell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1126" calcext:value-type="float">
            <text:p>49500,01126</text:p>
          </table:table-cell>
          <table:table-cell office:value-type="float" office:value="3644" calcext:value-type="float">
            <text:p>3644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9532" calcext:value-type="float">
            <text:p>49599,99532</text:p>
          </table:table-cell>
          <table:table-cell office:value-type="float" office:value="3634" calcext:value-type="float">
            <text:p>3634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696" calcext:value-type="float">
            <text:p>49699,98696</text:p>
          </table:table-cell>
          <table:table-cell office:value-type="float" office:value="3619" calcext:value-type="float">
            <text:p>3619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0826" calcext:value-type="float">
            <text:p>49800,00826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900.02156" calcext:value-type="float">
            <text:p>49900,02156</text:p>
          </table:table-cell>
          <table:table-cell office:value-type="float" office:value="3617" calcext:value-type="float">
            <text:p>3617</text:p>
          </table:table-cell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8974" calcext:value-type="float">
            <text:p>49999,98974</text:p>
          </table:table-cell>
          <table:table-cell office:value-type="float" office:value="3617" calcext:value-type="float">
            <text:p>3617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9716" calcext:value-type="float">
            <text:p>50099,9971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9764" calcext:value-type="float">
            <text:p>50199,99764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8968" calcext:value-type="float">
            <text:p>50299,98968</text:p>
          </table:table-cell>
          <table:table-cell office:value-type="float" office:value="3618" calcext:value-type="float">
            <text:p>3618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400.01438" calcext:value-type="float">
            <text:p>50400,01438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500.01186" calcext:value-type="float">
            <text:p>50500,01186</text:p>
          </table:table-cell>
          <table:table-cell office:value-type="float" office:value="3617" calcext:value-type="float">
            <text:p>361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2016" calcext:value-type="float">
            <text:p>50600,02016</text:p>
          </table:table-cell>
          <table:table-cell office:value-type="float" office:value="3649" calcext:value-type="float">
            <text:p>364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9592" calcext:value-type="float">
            <text:p>50699,99592</text:p>
          </table:table-cell>
          <table:table-cell office:value-type="float" office:value="3617" calcext:value-type="float">
            <text:p>361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086" calcext:value-type="float">
            <text:p>50799,9908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861" calcext:value-type="float">
            <text:p>50899,9861</text:p>
          </table:table-cell>
          <table:table-cell office:value-type="float" office:value="3651" calcext:value-type="float">
            <text:p>3651</text:p>
          </table:table-cell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000.03914" calcext:value-type="float">
            <text:p>51000,03914</text:p>
          </table:table-cell>
          <table:table-cell office:value-type="float" office:value="3636" calcext:value-type="float">
            <text:p>3636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00.01084" calcext:value-type="float">
            <text:p>51100,01084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00.00452" calcext:value-type="float">
            <text:p>51200,00452</text:p>
          </table:table-cell>
          <table:table-cell office:value-type="float" office:value="3617" calcext:value-type="float">
            <text:p>3617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3044" calcext:value-type="float">
            <text:p>51300,03044</text:p>
          </table:table-cell>
          <table:table-cell office:value-type="float" office:value="3625" calcext:value-type="float">
            <text:p>3625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9248" calcext:value-type="float">
            <text:p>51399,99248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9454" calcext:value-type="float">
            <text:p>51499,99454</text:p>
          </table:table-cell>
          <table:table-cell office:value-type="float" office:value="3643" calcext:value-type="float">
            <text:p>3643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017" calcext:value-type="float">
            <text:p>51600,0017</text:p>
          </table:table-cell>
          <table:table-cell office:value-type="float" office:value="3623" calcext:value-type="float">
            <text:p>362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700.00384" calcext:value-type="float">
            <text:p>51700,00384</text:p>
          </table:table-cell>
          <table:table-cell office:value-type="float" office:value="3619" calcext:value-type="float">
            <text:p>361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3756" calcext:value-type="float">
            <text:p>51800,03756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9214" calcext:value-type="float">
            <text:p>51899,99214</text:p>
          </table:table-cell>
          <table:table-cell office:value-type="float" office:value="3617" calcext:value-type="float">
            <text:p>361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000.01602" calcext:value-type="float">
            <text:p>52000,01602</text:p>
          </table:table-cell>
          <table:table-cell office:value-type="float" office:value="3623" calcext:value-type="float">
            <text:p>3623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100.04146" calcext:value-type="float">
            <text:p>52100,0414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200.00184" calcext:value-type="float">
            <text:p>52200,00184</text:p>
          </table:table-cell>
          <table:table-cell office:value-type="float" office:value="3617" calcext:value-type="float">
            <text:p>3617</text:p>
          </table:table-cell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918" calcext:value-type="float">
            <text:p>52299,9918</text:p>
          </table:table-cell>
          <table:table-cell office:value-type="float" office:value="3619" calcext:value-type="float">
            <text:p>3619</text:p>
          </table:table-cell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400.03226" calcext:value-type="float">
            <text:p>52400,03226</text:p>
          </table:table-cell>
          <table:table-cell office:value-type="float" office:value="3634" calcext:value-type="float">
            <text:p>3634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9258" calcext:value-type="float">
            <text:p>52499,99258</text:p>
          </table:table-cell>
          <table:table-cell office:value-type="float" office:value="3618" calcext:value-type="float">
            <text:p>3618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9016" calcext:value-type="float">
            <text:p>52599,99016</text:p>
          </table:table-cell>
          <table:table-cell office:value-type="float" office:value="3617" calcext:value-type="float">
            <text:p>3617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700.01704" calcext:value-type="float">
            <text:p>52700,01704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9776" calcext:value-type="float">
            <text:p>52799,99776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900.02112" calcext:value-type="float">
            <text:p>52900,02112</text:p>
          </table:table-cell>
          <table:table-cell office:value-type="float" office:value="3618" calcext:value-type="float">
            <text:p>3618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999.99774" calcext:value-type="float">
            <text:p>52999,99774</text:p>
          </table:table-cell>
          <table:table-cell office:value-type="float" office:value="3619" calcext:value-type="float">
            <text:p>361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100.00198" calcext:value-type="float">
            <text:p>53100,00198</text:p>
          </table:table-cell>
          <table:table-cell office:value-type="float" office:value="3617" calcext:value-type="float">
            <text:p>3617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200.03518" calcext:value-type="float">
            <text:p>53200,03518</text:p>
          </table:table-cell>
          <table:table-cell office:value-type="float" office:value="3617" calcext:value-type="float">
            <text:p>3617</text:p>
          </table:table-cell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9736" calcext:value-type="float">
            <text:p>53299,99736</text:p>
          </table:table-cell>
          <table:table-cell office:value-type="float" office:value="3617" calcext:value-type="float">
            <text:p>3617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8786" calcext:value-type="float">
            <text:p>53399,98786</text:p>
          </table:table-cell>
          <table:table-cell office:value-type="float" office:value="3619" calcext:value-type="float">
            <text:p>3619</text:p>
          </table:table-cell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499.98776" calcext:value-type="float">
            <text:p>53499,98776</text:p>
          </table:table-cell>
          <table:table-cell office:value-type="float" office:value="3643" calcext:value-type="float">
            <text:p>3643</text:p>
          </table:table-cell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99.9968" calcext:value-type="float">
            <text:p>53599,9968</text:p>
          </table:table-cell>
          <table:table-cell office:value-type="float" office:value="3625" calcext:value-type="float">
            <text:p>3625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700.0216" calcext:value-type="float">
            <text:p>53700,0216</text:p>
          </table:table-cell>
          <table:table-cell office:value-type="float" office:value="3625" calcext:value-type="float">
            <text:p>3625</text:p>
          </table:table-cell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800.00268" calcext:value-type="float">
            <text:p>53800,00268</text:p>
          </table:table-cell>
          <table:table-cell office:value-type="float" office:value="3617" calcext:value-type="float">
            <text:p>3617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900.00586" calcext:value-type="float">
            <text:p>53900,00586</text:p>
          </table:table-cell>
          <table:table-cell office:value-type="float" office:value="3617" calcext:value-type="float">
            <text:p>3617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999.99552" calcext:value-type="float">
            <text:p>53999,99552</text:p>
          </table:table-cell>
          <table:table-cell office:value-type="float" office:value="3617" calcext:value-type="float">
            <text:p>3617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100.0027" calcext:value-type="float">
            <text:p>54100,0027</text:p>
          </table:table-cell>
          <table:table-cell office:value-type="float" office:value="3649" calcext:value-type="float">
            <text:p>3649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9056" calcext:value-type="float">
            <text:p>54199,99056</text:p>
          </table:table-cell>
          <table:table-cell office:value-type="float" office:value="3617" calcext:value-type="float">
            <text:p>3617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8558" calcext:value-type="float">
            <text:p>54299,98558</text:p>
          </table:table-cell>
          <table:table-cell office:value-type="float" office:value="3617" calcext:value-type="float">
            <text:p>3617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99.99146" calcext:value-type="float">
            <text:p>54399,99146</text:p>
          </table:table-cell>
          <table:table-cell office:value-type="float" office:value="3619" calcext:value-type="float">
            <text:p>3619</text:p>
          </table:table-cell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500.01644" calcext:value-type="float">
            <text:p>54500,01644</text:p>
          </table:table-cell>
          <table:table-cell office:value-type="float" office:value="3617" calcext:value-type="float">
            <text:p>3617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599.99846" calcext:value-type="float">
            <text:p>54599,99846</text:p>
          </table:table-cell>
          <table:table-cell office:value-type="float" office:value="3643" calcext:value-type="float">
            <text:p>3643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9062" calcext:value-type="float">
            <text:p>54699,99062</text:p>
          </table:table-cell>
          <table:table-cell office:value-type="float" office:value="3617" calcext:value-type="float">
            <text:p>3617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800.02408" calcext:value-type="float">
            <text:p>54800,02408</text:p>
          </table:table-cell>
          <table:table-cell office:value-type="float" office:value="3623" calcext:value-type="float">
            <text:p>3623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6:08.664274202</dc:date>
    <meta:editing-duration>PT1M58S</meta:editing-duration>
    <meta:editing-cycles>1</meta:editing-cycles>
    <meta:document-statistic meta:table-count="1" meta:cell-count="2176" meta:object-count="0"/>
    <meta:generator>LibreOffice/5.1.6.2$Linux_X86_64 LibreOffice_project/10m0$Build-2</meta:generator>
  </office:meta>
</office:document-meta>
</file>